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top="0cm" fo:margin-bottom="0.106cm" loext:contextual-spacing="false" fo:line-height="138%" style:writing-mode="lr-tb"/>
      <style:text-properties fo:font-variant="normal" fo:text-transform="none" fo:color="#000000" style:text-line-through-style="none" style:text-line-through-type="none" style:font-name="Arial" fo:font-size="26pt" fo:font-style="normal" style:text-underline-style="none" fo:font-weight="normal" style:text-blinking="false" fo:background-color="transparent"/>
    </style:style>
    <style:style style:name="P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 style:family="paragraph" style:parent-style-name="Text_20_body" style:list-style-name="L1">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4" style:family="paragraph" style:parent-style-name="Text_20_body">
      <style:paragraph-properties fo:margin-top="0cm" fo:margin-bottom="0cm" loext:contextual-spacing="false" fo:line-height="138%" style:writing-mode="lr-tb"/>
    </style:style>
    <style:style style:name="T1" style:family="text">
      <style:text-properties fo:font-variant="normal" fo:text-transform="none" fo:color="#000000" style:font-name="Arial" fo:font-size="11pt" fo:font-style="normal" style:text-underline-style="solid" style:text-underline-width="auto" style:text-underline-color="font-color" fo:background-color="transparent" loext:char-shading-value="0"/>
    </style:style>
    <style:style style:name="T2" style:family="text">
      <style:text-properties fo:font-variant="normal" fo:text-transform="none" fo:color="#000000" style:font-name="Arial" fo:font-size="11pt" fo:font-style="normal" style:text-underline-style="solid" style:text-underline-width="auto" style:text-underline-color="font-color" fo:font-weight="normal" fo:background-color="transparent" loext:char-shading-value="0"/>
    </style:style>
    <style:style style:name="T3"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4"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5" style:family="text">
      <style:text-properties fo:font-weight="normal"/>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eea7bf92-7fff-46da-8d95-3119b7ec5891"/>Trabajo Práctico de Programación Orientada a Objetos</text:p>
      <text:p text:style-name="Text_20_body"/>
      <text:p text:style-name="P2">Cantidad de integrantes : 3</text:p>
      <text:p text:style-name="P4"><text:span text:style-name="T2">Entrega 2 (14/09) :</text:span><text:span text:style-name="T4"> </text:span></text:p>
      <text:p text:style-name="P2">Diseñe el siguiente software: </text:p>
      <text:p text:style-name="Text_20_body"/>
      <text:p text:style-name="P2">Debe desarrollar un software que permita buscar una palabra en un conjunto de archivos de texto que se encuentran en un directorio. Dada un directorio, el software debe buscar todos los archivos de texto y permitir identificar qué archivos de texto contienen la palabra buscada. </text:p>
      <text:p text:style-name="Text_20_body"/>
      <text:p text:style-name="P2">El software debe mostrar los archivos donde se encuentra la palabra y la cantidad de veces que aparecen la misma. El resultado de la búsqueda debe estar ordenado por esta cantidad de apariciones. </text:p>
      <text:p text:style-name="Text_20_body"/>
      <text:p text:style-name="P2">El software también debe tener un sistema de indexación de palabras y archivos de modo tal que no sea necesario leer todos los archivos cada vez que se busque una palabra. De esta manera cuando inicia el software pide la carpeta de trabajo y solo en ese momento se leerán todos los archivos de texto, manteniendo un índice en memoria que permita al usuario buscar de forma rápida. </text:p>
      <text:p text:style-name="Text_20_body"/>
      <text:p text:style-name="P2">A la vez el software debe ignorar preposiciones como ‘a’, ‘con’, ‘de’ , etc… De tal manera que permita buscar palabras con significado. </text:p>
      <text:p text:style-name="Text_20_body"><text:span text:style-name="T5"><text:line-break/></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6-15T19:07:42.202944035</meta:creation-date>
    <dc:date>2020-06-15T19:10:05.853464781</dc:date>
    <meta:editing-duration>PT2M24S</meta:editing-duration>
    <meta:editing-cycles>1</meta:editing-cycles>
    <meta:document-statistic meta:table-count="0" meta:image-count="0" meta:object-count="0" meta:page-count="1" meta:paragraph-count="9" meta:word-count="189" meta:character-count="1122" meta:non-whitespace-character-count="934"/>
    <meta:generator>LibreOffice/6.3.6.2$Linux_X86_64 LibreOffice_project/30$Build-2</meta:generator>
  </office:meta>
</office:document-meta>
</file>